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488in" svg:height="4.7453in" svg:x="2.0724in" svg:y="0.0421in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380052466061526" calcext:value-type="float">
            <text:p>3.80052466061526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443133535640396" calcext:value-type="float">
            <text:p>4.43133535640396E-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359173361501892" calcext:value-type="float">
            <text:p>3.59173361501892E-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75533857372037" calcext:value-type="float">
            <text:p>2.75533857372037E-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400557381288056" calcext:value-type="float">
            <text:p>4.00557381288056E-0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105968042875107" calcext:value-type="float">
            <text:p>1.05968042875107E-0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67124128029841" calcext:value-type="float">
            <text:p>6.7124128029841E-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590201968661485" calcext:value-type="float">
            <text:p>0.0000059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563954888737848" calcext:value-type="float">
            <text:p>5.63954888737848E-0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26598527322662" calcext:value-type="float">
            <text:p>4.26598527322662E-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17:20.484000000</dc:date>
    <meta:document-statistic meta:table-count="1" meta:cell-count="22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45cm" svg:height="12.054cm" xlink:href=".." xlink:type="simple" chart:class="chart:line" chart:style-name="ch1">
        <chart:title svg:x="7.731cm" svg:y="0.377cm" chart:style-name="ch2">
          <text:p>Elite Percentage Change</text:p>
        </chart:title>
        <chart:legend chart:legend-position="end" svg:x="17.646cm" svg:y="5.715cm" style:legend-expansion="high" chart:style-name="ch3"/>
        <chart:plot-area chart:style-name="ch4" table:cell-range-address="Sheet1.A1:Sheet1.B11" chart:data-source-has-labels="both" svg:x="1.446cm" svg:y="1.879cm" svg:width="15.384cm" svg:height="8.926cm">
          <chartooo:coordinate-region svg:x="2.914cm" svg:y="2.092cm" svg:width="13.636cm" svg:height="8.04cm"/>
          <chart:axis chart:dimension="x" chart:name="primary-x" chart:style-name="ch5" chartooo:axis-type="auto">
            <chartooo:date-scale/>
            <chart:title svg:x="7.89cm" svg:y="11.047cm" chart:style-name="ch6">
              <text:p>Elite Percentage</text:p>
            </chart:title>
            <chart:categories table:cell-range-address="Sheet1.A2:Sheet1.A11"/>
          </chart:axis>
          <chart:axis chart:dimension="y" chart:name="primary-y" chart:style-name="ch5">
            <chart:title svg:x="0.451cm" svg:y="7.034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0.0000380052466061526">
                <text:p>0.0000380052466061526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443133535640396">
                <text:p>0.000004431335356403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359173361501892">
                <text:p>0.00003591733615018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275533857372037">
                <text:p>0.000002755338573720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400557381288056">
                <text:p>0.00004005573812880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105968042875107">
                <text:p>0.00001059680428751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67124128029841">
                <text:p>0.00000671241280298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590201968661485">
                <text:p>0.000005902019686614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563954888737848">
                <text:p>0.00005639548887378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426598527322662">
                <text:p>0.0000426598527322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